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444in" fo:margin-left="0.0535in" table:align="left"/>
    </style:style>
    <style:style style:name="Table1.A" style:family="table-column">
      <style:table-column-properties style:column-width="1.6222in"/>
    </style:style>
    <style:style style:name="Table1.B" style:family="table-column">
      <style:table-column-properties style:column-width="1.6736in"/>
    </style:style>
    <style:style style:name="Table1.C" style:family="table-column">
      <style:table-column-properties style:column-width="1.674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444in" fo:margin-left="0.0535in" table:align="left"/>
    </style:style>
    <style:style style:name="Table2.A" style:family="table-column">
      <style:table-column-properties style:column-width="1.6222in"/>
    </style:style>
    <style:style style:name="Table2.B" style:family="table-column">
      <style:table-column-properties style:column-width="1.6736in"/>
    </style:style>
    <style:style style:name="Table2.C" style:family="table-column">
      <style:table-column-properties style:column-width="1.6743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2aad" officeooo:paragraph-rsid="00062aad"/>
    </style:style>
    <style:style style:name="P2" style:family="paragraph" style:parent-style-name="Standard">
      <style:text-properties style:text-underline-style="none" officeooo:rsid="0007acdc" officeooo:paragraph-rsid="00062aad"/>
    </style:style>
    <style:style style:name="P3" style:family="paragraph" style:parent-style-name="Standard" style:list-style-name="L1">
      <style:text-properties officeooo:paragraph-rsid="00062aad"/>
    </style:style>
    <style:style style:name="P4" style:family="paragraph" style:parent-style-name="Standard" style:list-style-name="L1">
      <style:text-properties officeooo:paragraph-rsid="0007acdc"/>
    </style:style>
    <style:style style:name="P5" style:family="paragraph" style:parent-style-name="Standard" style:list-style-name="L1">
      <style:text-properties style:text-underline-style="none" officeooo:rsid="0007acdc" officeooo:paragraph-rsid="0007acdc"/>
    </style:style>
    <style:style style:name="P6" style:family="paragraph" style:parent-style-name="Standard" style:list-style-name="L2">
      <style:text-properties style:text-underline-style="none" officeooo:rsid="0007acdc" officeooo:paragraph-rsid="00062aad"/>
    </style:style>
    <style:style style:name="P7" style:family="paragraph" style:parent-style-name="Standard" style:list-style-name="L2">
      <style:text-properties style:text-underline-style="none" officeooo:rsid="0007acdc" officeooo:paragraph-rsid="000ec164"/>
    </style:style>
    <style:style style:name="P8" style:family="paragraph" style:parent-style-name="Standard">
      <style:text-properties style:text-underline-style="none" officeooo:rsid="0007acdc" officeooo:paragraph-rsid="0013444a"/>
    </style:style>
    <style:style style:name="P9" style:family="paragraph" style:parent-style-name="Standard" style:list-style-name="L2">
      <style:text-properties style:text-underline-style="none" officeooo:rsid="000ec164" officeooo:paragraph-rsid="000ec164"/>
    </style:style>
    <style:style style:name="P10" style:family="paragraph" style:parent-style-name="Standard" style:list-style-name="L2">
      <style:text-properties style:text-underline-style="none" officeooo:rsid="000ec164" officeooo:paragraph-rsid="00062aad"/>
    </style:style>
    <style:style style:name="P11" style:family="paragraph" style:parent-style-name="Standard">
      <style:text-properties style:text-underline-style="none" officeooo:rsid="000ec164" officeooo:paragraph-rsid="000ec164"/>
    </style:style>
    <style:style style:name="P12" style:family="paragraph" style:parent-style-name="Standard" style:list-style-name="L2">
      <style:text-properties style:text-underline-style="none" officeooo:rsid="0013444a" officeooo:paragraph-rsid="0013444a"/>
    </style:style>
    <style:style style:name="P13" style:family="paragraph" style:parent-style-name="Standard">
      <style:text-properties style:text-underline-style="none" officeooo:rsid="0013444a" officeooo:paragraph-rsid="0013444a"/>
    </style:style>
    <style:style style:name="P14" style:family="paragraph" style:parent-style-name="Standard" style:list-style-name="L1">
      <style:text-properties officeooo:rsid="0007acdc" officeooo:paragraph-rsid="0007acdc"/>
    </style:style>
    <style:style style:name="P15" style:family="paragraph" style:parent-style-name="Standard" style:list-style-name="L1">
      <style:text-properties officeooo:rsid="0016df89" officeooo:paragraph-rsid="0016df89"/>
    </style:style>
    <style:style style:name="P16" style:family="paragraph" style:parent-style-name="Table_20_Contents">
      <style:text-properties officeooo:rsid="00109bb9" officeooo:paragraph-rsid="0013444a"/>
    </style:style>
    <style:style style:name="P17" style:family="paragraph" style:parent-style-name="Table_20_Contents">
      <style:text-properties officeooo:rsid="001162be" officeooo:paragraph-rsid="0013444a"/>
    </style:style>
    <style:style style:name="P18" style:family="paragraph" style:parent-style-name="Table_20_Contents">
      <style:text-properties officeooo:rsid="0013444a" officeooo:paragraph-rsid="0013444a"/>
    </style:style>
    <style:style style:name="P19" style:family="paragraph" style:parent-style-name="Table_20_Contents">
      <style:text-properties officeooo:paragraph-rsid="0013444a"/>
    </style:style>
    <style:style style:name="P20" style:family="paragraph" style:parent-style-name="Table_20_Contents">
      <style:text-properties officeooo:rsid="00134797" officeooo:paragraph-rsid="00134797"/>
    </style:style>
    <style:style style:name="P21" style:family="paragraph" style:parent-style-name="Table_20_Contents">
      <style:text-properties officeooo:rsid="00134797" officeooo:paragraph-rsid="001549e1"/>
    </style:style>
    <style:style style:name="P22" style:family="paragraph" style:parent-style-name="Table_20_Contents">
      <style:text-properties officeooo:rsid="00142862" officeooo:paragraph-rsid="00142862"/>
    </style:style>
    <style:style style:name="T1" style:family="text">
      <style:text-properties officeooo:rsid="00062aad"/>
    </style:style>
    <style:style style:name="T2" style:family="text">
      <style:text-properties style:text-underline-style="none"/>
    </style:style>
    <style:style style:name="T3" style:family="text">
      <style:text-properties style:text-underline-style="none" officeooo:rsid="00062aad"/>
    </style:style>
    <style:style style:name="T4" style:family="text">
      <style:text-properties style:text-underline-style="none" officeooo:rsid="0008db14"/>
    </style:style>
    <style:style style:name="T5" style:family="text">
      <style:text-properties style:text-underline-style="none" officeooo:rsid="000a744c"/>
    </style:style>
    <style:style style:name="T6" style:family="text">
      <style:text-properties style:text-underline-style="none" officeooo:rsid="000b3987"/>
    </style:style>
    <style:style style:name="T7" style:family="text">
      <style:text-properties style:text-underline-style="none" officeooo:rsid="000c78ad"/>
    </style:style>
    <style:style style:name="T8" style:family="text">
      <style:text-properties officeooo:rsid="0007acdc"/>
    </style:style>
    <style:style style:name="T9" style:family="text">
      <style:text-properties officeooo:rsid="000e588e"/>
    </style:style>
    <style:style style:name="T10" style:family="text">
      <style:text-properties officeooo:rsid="000ec164"/>
    </style:style>
    <style:style style:name="T11" style:family="text">
      <style:text-properties officeooo:rsid="001162be"/>
    </style:style>
    <style:style style:name="T12" style:family="text">
      <style:text-properties officeooo:rsid="0013444a"/>
    </style:style>
    <style:style style:name="T13" style:family="text">
      <style:text-properties officeooo:rsid="001549e1"/>
    </style:style>
    <style:style style:name="T14" style:family="text">
      <style:text-properties officeooo:rsid="0016df89"/>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一、資料結構的實作</text:p>
      <text:list xml:id="list4106242578934423939" text:style-name="L1">
        <text:list-item>
          <text:p text:style-name="P3"><text:span text:style-name="T8">D</text:span>lis<text:span text:style-name="T8">t: </text:span>使用每個Node連到前一個與後一個的方式建構Node的關係<text:span text:style-name="T1">，並第一個Node的前面與<text:tab/>最後一個Node的後面加上一個dummy Node，以此定義iterator的結尾。</text:span></text:p>
          <text:p text:style-name="P4">Array: 使用動態陣列方式存取Node，可以使Node存在一塊連續性的記憶體<text:span text:style-name="T1">，記憶體的存取依<text:tab/>照二的次方數來呼叫。</text:span></text:p>
          <text:p text:style-name="P4">Bst: 使用每個Node有_parent, _le<text:span text:style-name="T2">ft, right來建構Tree</text:span><text:span text:style-name="T3">, Parent值必大於等於_left, 小於等於<text:tab/>_right，並在最大的Node的_right增設一個dummy Node以定義iterator的結尾。以此<text:tab/>來建構可以快速找到特定Node的結構。</text:span></text:p>
        </text:list-item>
        <text:list-item>
          <text:p text:style-name="P5">Dlist: 在空的時候先設root為dummy Node，若要增加Node，只需將遇加入的位置前後的<text:tab/>Node的Pointer接上新Node、新Node的Pointer接上前後的Node即可，若要刪除<text:tab/>Node，只需將前後Node的Pointer互相接上即可。Sort因為不是random access，所<text:tab/>以使用insertion sort以n^2 time complexity實作。</text:p>
          <text:p text:style-name="P14"><text:span text:style-name="T2">Array: 額外儲存一個長度變數為目前已經儲存的Node數</text:span><text:span text:style-name="T4">，以此判斷是否還有剩下的可使用記憶。<text:tab/> </text:span><text:span text:style-name="T2">增加Node時，將A</text:span><text:span text:style-name="T4">rray的最後一個可使用的區塊儲存新Node即可。</text:span><text:span text:style-name="T2">若Node數已到<text:tab/>記 憶體上限，則重新要求兩倍的記憶體，先將原來的所有Node複製上去，再新增<text:tab/>Node</text:span><text:span text:style-name="T4">。 Sort時可以直接使用STL的函式，以nlogn time complexity實作。</text:span></text:p>
          <text:p text:style-name="P14"><text:span text:style-name="T4">Bst: 每個</text:span><text:span text:style-name="T5">Node 除了_left, _right外，多儲存一個_parent以方便回溯。若要增加Node，從_root 一路比較值的大小，若較小則往_left走，反之則往_right</text:span><text:span text:style-name="T6">。因使用此方式增加Node，無 需執行Sort，但是在找下一個Node時較麻煩：先找_right存在與否，若是，則再往_left 走到不能走為止；若否，則往_parent找到一個右上的Node為止，若找不到，則代表已 經是最後一個Node(dummy)。</text:span></text:p>
        </text:list-item>
        <text:list-item>
          <text:p text:style-name="P15"><text:span text:style-name="T6">三種資料結構的優缺點於2-2討論</text:span><text:span text:style-name="T2">。</text:span></text:p>
          <text:p text:style-name="P14"><text:span text:style-name="T6">Dlist, Array格式大致被固定，解釋 Bst：相較於在每個iterator儲存_root與trace(從_root走到現在的點的走法</text:span><text:span text:style-name="T7">)，我認為在Node較多時，++iterator與--iterator以此方式較容易，因為可能只是往上走一個Node，以此方式為O(1)，以trace方式為O(logn)，雖然在增加與減少Node時會稍微麻煩一點，但我覺得是可以接受的tradeoff。至於dummy Node則只是純粹的讓end()較好做。</text:span></text:p>
        </text:list-item>
      </text:list>
      <text:p text:style-name="P2">二<text:span text:style-name="T9">、實驗比較</text:span></text:p>
      <text:list xml:id="list30492349138152818" text:style-name="L2">
        <text:list-item>
          <text:p text:style-name="P6">實驗設計</text:p>
          <text:p text:style-name="P7">do6: <text:tab/>adta<text:span text:style-name="T10">dd</text:span> -<text:span text:style-name="T10">r 5000</text:span></text:p>
          <text:list>
            <text:list-item>
              <text:list>
                <text:list-header>
                  <text:p text:style-name="P9">adtprint</text:p>
                  <text:p text:style-name="P9">adtprint -r</text:p>
                  <text:p text:style-name="P9">adtsort</text:p>
                  <text:p text:style-name="P9">adtreset 3</text:p>
                  <text:p text:style-name="P9">adtadd -r 50000</text:p>
                  <text:p text:style-name="P9">adtd -r 10000</text:p>
                </text:list-header>
              </text:list>
            </text:list-item>
          </text:list>
          <text:p text:style-name="P9"><text:tab/>(中間皆加入usage看執行時間)</text:p>
        </text:list-item>
        <text:list-item>
          <text:p text:style-name="P6">實驗預期</text:p>
        </text:list-item>
      </text:list>
      <text:p text:style-name="P8"/>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P19"/>
          </table:table-cell>
          <table:table-cell table:style-name="Table2.A1" office:value-type="string">
            <text:p text:style-name="P16">Dlist</text:p>
          </table:table-cell>
          <table:table-cell table:style-name="Table2.A1" office:value-type="string">
            <text:p text:style-name="P16">Array</text:p>
          </table:table-cell>
          <table:table-cell table:style-name="Table2.D1" office:value-type="string">
            <text:p text:style-name="P16">Bst</text:p>
          </table:table-cell>
        </table:table-row>
        <table:table-row>
          <table:table-cell table:style-name="Table2.A2" office:value-type="string">
            <text:p text:style-name="P16">Adtadd -r <text:span text:style-name="T14">10</text:span>0000</text:p>
          </table:table-cell>
          <table:table-cell table:style-name="Table2.A2" office:value-type="string">
            <text:p text:style-name="P17">O(n)</text:p>
          </table:table-cell>
          <table:table-cell table:style-name="Table2.A2" office:value-type="string">
            <text:p text:style-name="P19">O(<text:span text:style-name="T11">n</text:span>)</text:p>
          </table:table-cell>
          <table:table-cell table:style-name="Table2.D2" office:value-type="string">
            <text:p text:style-name="P19">O(<text:span text:style-name="T11">n </text:span>log n)</text:p>
          </table:table-cell>
        </table:table-row>
        <table:table-row>
          <table:table-cell table:style-name="Table2.A2" office:value-type="string">
            <text:p text:style-name="P16">Adtprint</text:p>
          </table:table-cell>
          <table:table-cell table:style-name="Table2.A2" office:value-type="string">
            <text:p text:style-name="P19">O(n)</text:p>
          </table:table-cell>
          <table:table-cell table:style-name="Table2.A2" office:value-type="string">
            <text:p text:style-name="P19">O(n)</text:p>
          </table:table-cell>
          <table:table-cell table:style-name="Table2.D2" office:value-type="string">
            <text:p text:style-name="P19"><text:span text:style-name="T12">Ave: </text:span>O(n) ~ O(n log n)</text:p>
          </table:table-cell>
        </table:table-row>
        <table:table-row>
          <table:table-cell table:style-name="Table2.A2" office:value-type="string">
            <text:p text:style-name="P16">Adtprint -r</text:p>
          </table:table-cell>
          <table:table-cell table:style-name="Table2.A2" office:value-type="string">
            <text:p text:style-name="P19">O(n)</text:p>
          </table:table-cell>
          <table:table-cell table:style-name="Table2.A2" office:value-type="string">
            <text:p text:style-name="P19">O(n)</text:p>
          </table:table-cell>
          <table:table-cell table:style-name="Table2.D2" office:value-type="string">
            <text:p text:style-name="P19">O(n) ~ O(n log n)</text:p>
          </table:table-cell>
        </table:table-row>
        <table:table-row>
          <table:table-cell table:style-name="Table2.A2" office:value-type="string">
            <text:p text:style-name="P16">Adtd -r 10000 <text:span text:style-name="T11">(k=10000, n=100000)</text:span></text:p>
          </table:table-cell>
          <table:table-cell table:style-name="Table2.A2" office:value-type="string">
            <text:p text:style-name="P17">O(k*n)</text:p>
          </table:table-cell>
          <table:table-cell table:style-name="Table2.A2" office:value-type="string">
            <text:p text:style-name="P17">O(k*n)</text:p>
          </table:table-cell>
          <table:table-cell table:style-name="Table2.D2" office:value-type="string">
            <text:p text:style-name="P18">Ave: O(k*n) ~ </text:p>
            <text:p text:style-name="P18"><text:s text:c="8"/>O(<text:span text:style-name="T13">k*</text:span>n log n)</text:p>
          </table:table-cell>
        </table:table-row>
        <table:table-row>
          <table:table-cell table:style-name="Table2.A2" office:value-type="string">
            <text:p text:style-name="P16">Adtsort </text:p>
          </table:table-cell>
          <table:table-cell table:style-name="Table2.A2" office:value-type="string">
            <text:p text:style-name="P19">O(n<text:span text:style-name="T11">^2)</text:span></text:p>
          </table:table-cell>
          <table:table-cell table:style-name="Table2.A2" office:value-type="string">
            <text:p text:style-name="P17">O(n log n)</text:p>
          </table:table-cell>
          <table:table-cell table:style-name="Table2.D2" office:value-type="string">
            <text:p text:style-name="P17">0</text:p>
          </table:table-cell>
        </table:table-row>
        <table:table-row>
          <table:table-cell table:style-name="Table2.A2" office:value-type="string">
            <text:p text:style-name="P16">Adtreset 3</text:p>
          </table:table-cell>
          <table:table-cell table:style-name="Table2.A2" office:value-type="string">
            <text:p text:style-name="P17">O(n)</text:p>
          </table:table-cell>
          <table:table-cell table:style-name="Table2.A2" office:value-type="string">
            <text:p text:style-name="P17">O(1)</text:p>
          </table:table-cell>
          <table:table-cell table:style-name="Table2.D2" office:value-type="string">
            <text:p text:style-name="P17">O(n)</text:p>
          </table:table-cell>
        </table:table-row>
        <table:table-row>
          <table:table-cell table:style-name="Table2.A2" office:value-type="string">
            <text:p text:style-name="P16">Adtadd -r 50000</text:p>
          </table:table-cell>
          <table:table-cell table:style-name="Table2.A2" office:value-type="string">
            <text:p text:style-name="P17">O(n)</text:p>
          </table:table-cell>
          <table:table-cell table:style-name="Table2.A2" office:value-type="string">
            <text:p text:style-name="P17">O(n)</text:p>
          </table:table-cell>
          <table:table-cell table:style-name="Table2.D2" office:value-type="string">
            <text:p text:style-name="P17">O(n log n)</text:p>
          </table:table-cell>
        </table:table-row>
      </table:table>
      <text:p text:style-name="P13"/>
      <text:p text:style-name="P13"><text:soft-page-break/></text:p>
      <text:list xml:id="list102258896133759" text:continue-numbering="true" text:style-name="L2">
        <text:list-item>
          <text:p text:style-name="P12">結果比較與討論</text:p>
        </text:list-item>
      </text:list>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Table_20_Contents"/>
          </table:table-cell>
          <table:table-cell table:style-name="Table1.A1" office:value-type="string">
            <text:p text:style-name="P16">Dlist</text:p>
          </table:table-cell>
          <table:table-cell table:style-name="Table1.A1" office:value-type="string">
            <text:p text:style-name="P16">Array</text:p>
          </table:table-cell>
          <table:table-cell table:style-name="Table1.D1" office:value-type="string">
            <text:p text:style-name="P16">Bst</text:p>
          </table:table-cell>
        </table:table-row>
        <table:table-row>
          <table:table-cell table:style-name="Table1.A2" office:value-type="string">
            <text:p text:style-name="P16">Adtadd -r <text:span text:style-name="T14">100</text:span>000</text:p>
          </table:table-cell>
          <table:table-cell table:style-name="Table1.A2" office:value-type="string">
            <text:p text:style-name="P20">0.0<text:span text:style-name="T13">3</text:span> s</text:p>
          </table:table-cell>
          <table:table-cell table:style-name="Table1.A2" office:value-type="string">
            <text:p text:style-name="P20">0.0<text:span text:style-name="T13">6</text:span> s</text:p>
          </table:table-cell>
          <table:table-cell table:style-name="Table1.D2" office:value-type="string">
            <text:p text:style-name="P20">0.<text:span text:style-name="T13">10</text:span> s</text:p>
          </table:table-cell>
        </table:table-row>
        <table:table-row>
          <table:table-cell table:style-name="Table1.A2" office:value-type="string">
            <text:p text:style-name="P16">Adtprint</text:p>
          </table:table-cell>
          <table:table-cell table:style-name="Table1.A2" office:value-type="string">
            <text:p text:style-name="P20">0.0<text:span text:style-name="T13">3</text:span> s</text:p>
          </table:table-cell>
          <table:table-cell table:style-name="Table1.A2" office:value-type="string">
            <text:p text:style-name="P20">0.0<text:span text:style-name="T13">2</text:span> s</text:p>
          </table:table-cell>
          <table:table-cell table:style-name="Table1.D2" office:value-type="string">
            <text:p text:style-name="P20">0.0<text:span text:style-name="T13">4</text:span> s</text:p>
          </table:table-cell>
        </table:table-row>
        <table:table-row>
          <table:table-cell table:style-name="Table1.A2" office:value-type="string">
            <text:p text:style-name="P16">Adtprint -r</text:p>
          </table:table-cell>
          <table:table-cell table:style-name="Table1.A2" office:value-type="string">
            <text:p text:style-name="P20">0.0<text:span text:style-name="T13">3</text:span> s</text:p>
          </table:table-cell>
          <table:table-cell table:style-name="Table1.A2" office:value-type="string">
            <text:p text:style-name="P20">0.0<text:span text:style-name="T13">1</text:span> s</text:p>
          </table:table-cell>
          <table:table-cell table:style-name="Table1.D2" office:value-type="string">
            <text:p text:style-name="P20">0.0<text:span text:style-name="T13">4</text:span> s</text:p>
          </table:table-cell>
        </table:table-row>
        <table:table-row>
          <table:table-cell table:style-name="Table1.A2" office:value-type="string">
            <text:p text:style-name="P16">Adtd -r 10000 <text:span text:style-name="T11">(k=10000, n=100000)</text:span></text:p>
          </table:table-cell>
          <table:table-cell table:style-name="Table1.A2" office:value-type="string">
            <text:p text:style-name="P20"><text:span text:style-name="T13">3.31</text:span> s</text:p>
          </table:table-cell>
          <table:table-cell table:style-name="Table1.A2" office:value-type="string">
            <text:p text:style-name="P20"><text:span text:style-name="T13">4.34</text:span> s</text:p>
          </table:table-cell>
          <table:table-cell table:style-name="Table1.D2" office:value-type="string">
            <text:p text:style-name="P21"><text:span text:style-name="T13">34.56</text:span> s</text:p>
          </table:table-cell>
        </table:table-row>
        <table:table-row>
          <table:table-cell table:style-name="Table1.A2" office:value-type="string">
            <text:p text:style-name="P16">Adtsort </text:p>
          </table:table-cell>
          <table:table-cell table:style-name="Table1.A2" office:value-type="string">
            <text:p text:style-name="P22"><text:span text:style-name="T13">29.47</text:span> s</text:p>
          </table:table-cell>
          <table:table-cell table:style-name="Table1.A2" office:value-type="string">
            <text:p text:style-name="P20">0.0<text:span text:style-name="T13">3</text:span> s</text:p>
          </table:table-cell>
          <table:table-cell table:style-name="Table1.D2" office:value-type="string">
            <text:p text:style-name="P20">0.00 s</text:p>
          </table:table-cell>
        </table:table-row>
        <table:table-row>
          <table:table-cell table:style-name="Table1.A2" office:value-type="string">
            <text:p text:style-name="P16">Adtreset 3</text:p>
          </table:table-cell>
          <table:table-cell table:style-name="Table1.A2" office:value-type="string">
            <text:p text:style-name="P22">0.00 s</text:p>
          </table:table-cell>
          <table:table-cell table:style-name="Table1.A2" office:value-type="string">
            <text:p text:style-name="P20">0.00 s</text:p>
          </table:table-cell>
          <table:table-cell table:style-name="Table1.D2" office:value-type="string">
            <text:p text:style-name="P20">0.0<text:span text:style-name="T13">1</text:span> s</text:p>
          </table:table-cell>
        </table:table-row>
        <table:table-row>
          <table:table-cell table:style-name="Table1.A2" office:value-type="string">
            <text:p text:style-name="P16">Adtadd -r 50000</text:p>
          </table:table-cell>
          <table:table-cell table:style-name="Table1.A2" office:value-type="string">
            <text:p text:style-name="P22">0.0<text:span text:style-name="T13">1</text:span> s</text:p>
          </table:table-cell>
          <table:table-cell table:style-name="Table1.A2" office:value-type="string">
            <text:p text:style-name="P20">0.0<text:span text:style-name="T13">1</text:span> s</text:p>
          </table:table-cell>
          <table:table-cell table:style-name="Table1.D2" office:value-type="string">
            <text:p text:style-name="P20">0.03 s</text:p>
          </table:table-cell>
        </table:table-row>
      </table:table>
      <text:list xml:id="list102258391383304" text:continue-numbering="true" text:style-name="L2">
        <text:list-header>
          <text:p text:style-name="P10"/>
        </text:list-header>
      </text:list>
      <text:p text:style-name="P11"><text:s/>結果大致符合實驗預期的假設<text:span text:style-name="T14">。乍看之下似乎Array是最好的選擇，但因此次實驗只有測試基本功能，實際使用時各個指令的使用次數可能差異很大。例如若是在排序過的資料結構中持續小數目增加減少物件的同時維持排序，那Bst(O(log n))的效率就會遠高於Dlist(O(n))與Array(O(n))；而在不管排序的情況下持續增減物件，Dlist的效率也會高於Bst與Array。並且因Array為避免經常重新要記憶體，需要較多的記憶體來增加效率。</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4:34:54.210960757</meta:creation-date>
    <dc:date>2015-11-21T10:22:56.843219793</dc:date>
    <meta:editing-duration>PT2H11M58S</meta:editing-duration>
    <meta:editing-cycles>11</meta:editing-cycles>
    <meta:generator>LibreOffice/5.0.2.2$Linux_X86_64 LibreOffice_project/00m0$Build-2</meta:generator>
    <meta:document-statistic meta:table-count="2" meta:image-count="0" meta:object-count="0" meta:page-count="2" meta:paragraph-count="85" meta:word-count="1037" meta:character-count="2019" meta:non-whitespace-character-count="1894"/>
  </office:meta>
</office:document-meta>
</file>